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fb50" officeooo:paragraph-rsid="0017fb50"/>
    </style:style>
    <style:style style:name="P2" style:family="paragraph" style:parent-style-name="Standard">
      <style:text-properties officeooo:rsid="001805f1" officeooo:paragraph-rsid="001805f1"/>
    </style:style>
    <style:style style:name="P3" style:family="paragraph" style:parent-style-name="Standard">
      <style:text-properties officeooo:rsid="001805f1" officeooo:paragraph-rsid="001897af"/>
    </style:style>
    <style:style style:name="P4" style:family="paragraph" style:parent-style-name="Standard">
      <style:text-properties officeooo:rsid="001897af" officeooo:paragraph-rsid="001897af"/>
    </style:style>
    <style:style style:name="P5" style:family="paragraph" style:parent-style-name="Standard">
      <style:text-properties officeooo:rsid="0017fb50" officeooo:paragraph-rsid="0017fb50"/>
    </style:style>
    <style:style style:name="P6" style:family="paragraph" style:parent-style-name="Standard">
      <style:text-properties officeooo:rsid="001b23c4" officeooo:paragraph-rsid="001b23c4"/>
    </style:style>
    <style:style style:name="T1" style:family="text">
      <style:text-properties officeooo:rsid="001897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6">Vai cair use case POINTS </text:p>
      <text:p text:style-name="P6"><text:s/>CONTA <text:s/></text:p>
      <text:p text:style-name="P6"/>
      <text:p text:style-name="P6">Não vai cair desenvolvimento 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iar os casos de teste </text:p>
      <text:p text:style-name="P1"/>
      <text:p text:style-name="P1">Descrever os passos que deverão ser executados pelo tester para testar um cenário do fluxo de eventos para cada passo , identifique os resultados esperados.</text:p>
      <text:p text:style-name="P1"/>
      <text:p text:style-name="P1"/>
      <text:p text:style-name="P1"/>
      <text:p text:style-name="P2">Caso de teste para o caso de uso “Realizar Separação de Pedidos ”</text:p>
      <text:p text:style-name="P2">Caso teste 1 – Pedido totalmente separado </text:p>
      <text:p text:style-name="P2"/>
      <text:p text:style-name="P3">Pré condições :</text:p>
      <text:p text:style-name="P3"><text:span text:style-name="T1">P</text:span>edidos ainda não separados devem estar registrados na base de dados do sistema .</text:p>
      <text:p text:style-name="P2"/>
      <text:p text:style-name="P2">1.Logar no sistema</text:p>
      <text:p text:style-name="P2">2.Acessar a opção “separar pedidos ” na tela principal</text:p>
      <text:p text:style-name="P2">3.Verifique que o sistema apresentou a lista de pedidos para separar</text:p>
      <text:p text:style-name="P2">4.Escolha o pedido.</text:p>
      <text:p text:style-name="P2">5.Verifique que o sistema apresentou os produtos daquele pedido </text:p>
      <text:p text:style-name="P2">6.Marque todos os produtos apresentados como separados </text:p>
      <text:p text:style-name="P2">7.Escolha “finalizar separação ”</text:p>
      <text:p text:style-name="P2">8.Verifique que uma mensagem de sucesso foi apresentada .</text:p>
      <text:p text:style-name="P2">9.Acesse a opção </text:p>
      <text:p text:style-name="P2">10.Verifique que o pedido que acabou e ser separado não aparece mais na lista de pedidos para separar</text:p>
      <text:p text:style-name="P2"/>
      <text:p text:style-name="P2">Caso de teste 2 – Pedido separado parcialmente</text:p>
      <text:p text:style-name="P3">Pré condições :</text:p>
      <text:p text:style-name="P3"><text:span text:style-name="T1">P</text:span>edidos ainda não separados devem estar registrados na base de dados do sistema .</text:p>
      <text:p text:style-name="P4">Deve haver pelo menos um pedido não separado com mais de um produto</text:p>
      <text:p text:style-name="P2"/>
      <text:p text:style-name="P4">Passos</text:p>
      <text:p text:style-name="P2"/>
      <text:p text:style-name="P2">1.Logar no sistema</text:p>
      <text:p text:style-name="P2">2.Acessar a opção “separar pedidos ” na tela principal</text:p>
      <text:p text:style-name="P2">3.Verifique que o sistema apresentou a lista de pedidos para separar</text:p>
      <text:p text:style-name="P2">4.Escolha o pedido.</text:p>
      <text:p text:style-name="P2"><text:soft-page-break/>5.Verifique que o sistema apresentou os produtos daquele pedido </text:p>
      <text:p text:style-name="P2">6.Marque todos os produtos apresentados como separados </text:p>
      <text:p text:style-name="P2">7.Escolha “finalizar separação ”</text:p>
      <text:p text:style-name="P2">8.Verifique que uma mensagem de sucesso foi apresentada .</text:p>
      <text:p text:style-name="P2">9.acesse a opção “separar pedido novamente ”(na tela principal).</text:p>
      <text:p text:style-name="P2">10.Verifique que o pedido que acabou de ser separado ainda é apresentado na lista de pedidos para separar</text:p>
      <text:p text:style-name="P2">11.Escolha o mesmo pedido novamente .</text:p>
      <text:p text:style-name="P2">12.Verifique que os produtos que anteriormente <text:span text:style-name="T1">foram marcados </text:span><text:s/></text:p>
      <text:p text:style-name="P2"/>
      <text:p text:style-name="P2"/>
      <text:p text:style-name="P4">Caso de teste 3 – Não há pedido para separar</text:p>
      <text:p text:style-name="P3">1.Logar no sistema</text:p>
      <text:p text:style-name="P3">2.Acessar a opção “separar pedidos ” na tela principal</text:p>
      <text:p text:style-name="P3">3.Verifique que o sistema apresentou a lista de pedidos para separar</text:p>
      <text:p text:style-name="P3">4.<text:span text:style-name="T1">Aceitar/fechar a mensage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9:21:34.827000000</meta:creation-date>
    <dc:date>2016-04-20T22:25:06.065000000</dc:date>
    <meta:editing-duration>PT6M29S</meta:editing-duration>
    <meta:editing-cycles>2</meta:editing-cycles>
    <meta:generator>LibreOffice/5.1.1.3$Windows_x86 LibreOffice_project/89f508ef3ecebd2cfb8e1def0f0ba9a803b88a6d</meta:generator>
    <meta:document-statistic meta:table-count="0" meta:image-count="0" meta:object-count="0" meta:page-count="2" meta:paragraph-count="41" meta:word-count="322" meta:character-count="1995" meta:non-whitespace-character-count="1697"/>
  </office:meta>
</office:document-meta>
</file>